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d6ae6" officeooo:paragraph-rsid="000d6ae6"/>
    </style:style>
    <style:style style:name="P2" style:family="paragraph" style:parent-style-name="Standard">
      <style:text-properties fo:language="pl" fo:country="PL" officeooo:rsid="000eb10b" officeooo:paragraph-rsid="000eb10b"/>
    </style:style>
    <style:style style:name="P3" style:family="paragraph" style:parent-style-name="Standard">
      <style:text-properties fo:language="pl" fo:country="PL" officeooo:rsid="000ecf0c" officeooo:paragraph-rsid="000ecf0c"/>
    </style:style>
    <style:style style:name="T1" style:family="text">
      <style:text-properties officeooo:rsid="000eb10b"/>
    </style:style>
    <style:style style:name="T2" style:family="text">
      <style:text-properties officeooo:rsid="000ecf0c"/>
    </style:style>
    <style:style style:name="T3" style:family="text">
      <style:text-properties officeooo:rsid="000f9e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likacja "<text:span text:style-name="T1">Bibliotekarz</text:span>" została stworzona dla prywatnej sieci bibliotek "<text:span text:style-name="T1">Bibliotex</text:span>".</text:p>
      <text:p text:style-name="P2">Jest ona skierowana do osób w wieku od 18 do 60 lat, korzystających z ogólnodostępnych stanowisk w każdym oddziale firmy "Bibliotex". Aplikacja jest przeznaczona na komputery stacjonarne wyposażone <text:s/><text:span text:style-name="T2">w system Win7/Win8/Win8.1/Win10 i posiadające minimum 512 Mb pamięci operacyjnej.</text:span></text:p>
      <text:p text:style-name="P3">Aplikacja ma umożliwić użytkownikowi wyszukanie książek po podanych kryteriach takich jak:</text:p>
      <text:p text:style-name="P3">- ilość stron</text:p>
      <text:p text:style-name="P3">- <text:span text:style-name="T3">tytuł</text:span></text:p>
      <text:p text:style-name="P3">- <text:span text:style-name="T3">autor</text:span></text:p>
      <text:p text:style-name="P3">- <text:span text:style-name="T3">gatunek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l" fo:country="PL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54S</meta:editing-duration>
    <meta:editing-cycles>3</meta:editing-cycles>
    <meta:generator>LibreOffice/5.0.3.2$Windows_x86 LibreOffice_project/e5f16313668ac592c1bfb310f4390624e3dbfb75</meta:generator>
    <dc:date>2016-04-11T20:19:40.273000000</dc:date>
    <meta:document-statistic meta:table-count="0" meta:image-count="0" meta:object-count="0" meta:page-count="1" meta:paragraph-count="7" meta:word-count="67" meta:character-count="491" meta:non-whitespace-character-count="430"/>
    <meta:user-defined meta:name="Info 1"/>
    <meta:user-defined meta:name="Info 2"/>
    <meta:user-defined meta:name="Info 3"/>
    <meta:user-defined meta:name="Info 4"/>
  </office:meta>
</office:document-meta>
</file>